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/></text:p>
      <text:p text:style-name="P1"><text:span text:style-name="T1">On va sur GitHub, on créer un répertoire, on utilise éventuellement un GitHub CLI pour transférer les fichiers de notre machine vers GitHub.</text:span></text:p>
      <text:p text:style-name="P1"><text:span text:style-name="T1"/></text:p>
      <text:p text:style-name="P1"><text:span text:style-name="T1">On va prendre debian 11.7, télécharger son iso, ensuite prendre VMware pro et implémenter son image iso dans l'installation de notre machine virtuelle, on peut ensuite configurer quelles ressources sont allouées à notre VM.</text:span></text:p>
      <text:p text:style-name="P1"><text:span text:style-name="T1">On va pouvoir se LOGIN </text:span></text:p>
      <text:p text:style-name="P1"><draw:frame text:anchor-type="as-char" svg:width="144.20mm" svg:height="77.52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2">3. Pour ajouter un utilisateur on utilise la commande suivante :</text:span></text:p>
      <text:p text:style-name="P1"><text:span text:style-name="T2"><text:tab/>sudo adduser nom_utilisateur</text:span></text:p>
      <text:p text:style-name="P1"><text:span text:style-name="T2"><text:tab/>On va ici remplacer nom_utilisateur par utilisateur3</text:span></text:p>
      <text:p text:style-name="P1"><draw:frame text:anchor-type="as-char" svg:width="160.07mm" svg:height="118.80mm" style:rel-width="scale" style:rel-height="scale"><draw:object-ole xlink:href="OleObj2"/><draw:image xlink:href="ObjectReplacements/OleObj2"/></draw:frame><text:span text:style-name="T3"/></text:p>
      <text:p text:style-name="P1"><text:span text:style-name="T4">4. Pour installer une interface graphique, on va utiliser la commande suivante : </text:span></text:p>
      <text:p text:style-name="P1"><text:span text:style-name="T4">sudo apt-get install xorg</text:span></text:p>
      <text:p text:style-name="P1"><text:span text:style-name="T5"/></text:p>
      <text:p text:style-name="P1"><text:span text:style-name="T6">On obtient cela :</text:span></text:p>
      <text:p text:style-name="P1"><draw:frame text:anchor-type="as-char" svg:width="97.63mm" svg:height="83.08mm" style:rel-width="scale" style:rel-height="scale"><draw:object-ole xlink:href="OleObj3"/><draw:image xlink:href="ObjectReplacements/OleObj3"/></draw:frame><text:span text:style-name="T7"/></text:p>
      <text:p text:style-name="P1"><text:span text:style-name="T7"/></text:p>
      <text:p text:style-name="P1"><text:span text:style-name="T8">On va ensuite télécharger la version debian de VScode pour pouvoir l’installer dans la VM, on va ensuite l’ouvrir :</text:span></text:p>
      <text:p text:style-name="P1"><text:a xlink:href="https://code.visualstudio.com/docs/?dv=linux64_deb&amp;type=.deb"><text:span text:style-name="T10">https://code.visualstudio.com/docs/?dv=linux64_deb</text:span><text:span text:style-name="T11"><text:s/>HYPERLINK "https://code.visualstudio.com/docs/?dv=linux64_deb&amp;type=.deb"</text:span><text:span text:style-name="T12">&amp;</text:span><text:span text:style-name="T13"><text:s/>HYPERLINK "https://code.visualstudio.com/docs/?dv=linux64_deb&amp;type=.deb"</text:span><text:span text:style-name="T14">type=.deb</text:span></text:a><text:span text:style-name="T15"/></text:p>
      <text:p text:style-name="P1"><text:span text:style-name="T15"/></text:p>
      <text:p text:style-name="P1"><text:span text:style-name="T15">5. </text:span></text:p>
      <text:p text:style-name="P1"><text:span text:style-name="T15">On va éxécuter la commande suivante dans un terminal : </text:span></text:p>
      <text:p text:style-name="P1"><text:span text:style-name="T15">Pour ouvrir un terminal on fait alt + F2 pour écrire gnome-terminal </text:span></text:p>
      <text:p text:style-name="P1"><text:span text:style-name="T15">On va donc installer le serveur ssh : sudo apt-get install ssh</text:span></text:p>
      <text:p text:style-name="P1"><text:span text:style-name="T15">Le démarrer : sudo systemctl start ssh</text:span></text:p>
      <text:p text:style-name="P1"><text:span text:style-name="T15">Vérifier son statut : sudo systemctl status ssh</text:span></text:p>
      <text:p text:style-name="P1"><text:span text:style-name="T15"/></text:p>
      <text:p text:style-name="P1"><text:span text:style-name="T15">On va aller sur notre machine windows et aller sur internet : </text:span></text:p>
      <text:p text:style-name="P1"><text:span text:style-name="T15"><text:tab/><text:tab/><text:tab/><text:tab/><text:tab/><text:tab/><text:tab/><text:tab/>-Rechercher putty.exe</text:span></text:p>
      <text:p text:style-name="P1"><text:span text:style-name="T15">Et télécharger la version pour Windows 64 sur putty.org</text:span></text:p>
      <text:p text:style-name="P1"><text:span text:style-name="T15">On va ouvrir putty.exe, retourner sur la Vm, entrer dans un terminal ip addr</text:span></text:p>
      <text:p text:style-name="P1"><text:span text:style-name="T15"/></text:p>
      <text:p text:style-name="P1"><text:span text:style-name="T15">Récupérer l'ip et ensuite la copier dans putty.exe et cocher SSH . La connexion est établie on peut maintenant intéragir sur la Vm à partir de la machine Windows.</text:span></text:p>
      <text:p text:style-name="P1"><text:span text:style-name="T15"/></text:p>
      <text:p text:style-name="P1"><text:span text:style-name="T15">6./ 9.</text:span></text:p>
      <text:p text:style-name="P1"><text:span text:style-name="T15">J'ai également installé Wireshark sur Ma machine windows pour observer les connexions ssh depuis putty.</text:span></text:p>
      <text:p text:style-name="P1"><text:span text:style-name="T15">On va maintenant installer tshark avec cette commande : sudo apt-get install tshark</text:span></text:p>
      <text:p text:style-name="P1"><text:span text:style-name="T15">Une fois installé on va utiliser cette commande : sudo tshark -i ens33</text:span></text:p>
      <text:p text:style-name="P2"><draw:frame text:anchor-type="as-char" svg:width="152.40mm" svg:height="114.30mm" style:rel-width="scale" style:rel-height="scale"><draw:object-ole xlink:href="OleObj4"/><draw:image xlink:href="ObjectReplacements/OleObj4"/></draw:frame><text:span text:style-name="T15"/></text:p>
      <text:p text:style-name="P3"><text:span text:style-name="T15">On voit au niveau de l'indicatif<text:s text:c="11"/>2: qu'on utilise ens33</text:span></text:p>
      <text:p text:style-name="P3"><text:span text:style-name="T15">On observe maintenant ceci : </text:span></text:p>
      <text:p text:style-name="P4"><draw:frame text:anchor-type="as-char" svg:width="152.40mm" svg:height="114.56mm" style:rel-width="scale" style:rel-height="scale"><draw:object-ole xlink:href="OleObj5"/><draw:image xlink:href="ObjectReplacements/OleObj5"/></draw:frame><text:span text:style-name="T15"/></text:p>
      <text:p text:style-name="P4"><text:span text:style-name="T15"/></text:p>
      <text:p text:style-name="P5"><text:span text:style-name="T15">7.</text:span></text:p>
      <text:p text:style-name="P5"><text:span text:style-name="T15">On installe<text:s text:c="2"/>Nginx : sudo apt-get install nginx </text:span></text:p>
      <text:p text:style-name="P5"><text:span text:style-name="T15">On va ensuite lire les logs de connexion avec un document php</text:span></text:p>
      <text:p text:style-name="P5"><text:span text:style-name="T15">Pour relier le document php on à nginx je vais dans la configuration default de nginx et je vais changer les documents de référence en ne gardant que index et index.php</text:span></text:p>
      <text:p text:style-name="P5"><text:span text:style-name="T15">On va ensuite ensuite configurer location ~ \.php$ </text:span></text:p>
      <text:p text:style-name="P5"><text:span text:style-name="T15">8.</text:span></text:p>
      <text:p text:style-name="P5"><text:span text:style-name="T15">Voici le code php : </text:span></text:p>
      <text:p text:style-name="P6"><draw:frame text:anchor-type="as-char" svg:width="152.40mm" svg:height="112.45mm" style:rel-width="scale" style:rel-height="scale"><draw:object-ole xlink:href="OleObj6"/><draw:image xlink:href="ObjectReplacements/OleObj6"/></draw:frame><text:span text:style-name="T15"/></text:p>
      <text:p text:style-name="P7"><text:span text:style-name="T15">On verra après le code html.</text:span></text:p>
      <text:p text:style-name="P7"><text:span text:style-name="T15">On peut voir le site ici ouvert sur ma machine windows.</text:span></text:p>
      <text:p text:style-name="P8"><draw:frame text:anchor-type="as-char" svg:width="152.40mm" svg:height="82.02mm" style:rel-width="scale" style:rel-height="scale"><draw:object-ole xlink:href="OleObj7"/><draw:image xlink:href="ObjectReplacements/OleObj7"/></draw:frame><text:span text:style-name="T15"/></text:p>
      <text:p text:style-name="P9"><text:span text:style-name="T15">9. Voir au niveau de la question 6.</text:span></text:p>
      <text:p text:style-name="P9"><text:span text:style-name="T15">10. </text:span></text:p>
      <text:p text:style-name="P9"><text:span text:style-name="T15">On installe docker avec les commandes suivantes (on installe le mot clé curl car je ne l'ai pas avec apt-get install curl):</text:span></text:p>
      <text:p text:style-name="P9"><text:span text:style-name="T15"/></text:p>
      <text:p text:style-name="P9"><text:span text:style-name="T15">sudo apt-get install docker.io</text:span></text:p>
      <text:p text:style-name="P9"><text:span text:style-name="T15"/></text:p>
      <text:p text:style-name="P9"><text:span text:style-name="T15">on crée un fichier : docker-compose.yml et on va y intégrer le code suivant :</text:span></text:p>
      <text:p text:style-name="P9"><text:span text:style-name="T15">version: '3'</text:span></text:p>
      <text:p text:style-name="P9"><text:span text:style-name="T15">services:</text:span></text:p>
      <text:p text:style-name="P9"><text:span text:style-name="T15"><text:s text:c="2"/>apache:</text:span></text:p>
      <text:p text:style-name="P9"><text:span text:style-name="T15"><text:s text:c="4"/>image: httpd</text:span></text:p>
      <text:p text:style-name="P9"><text:span text:style-name="T15"><text:s text:c="4"/>ports:</text:span></text:p>
      <text:p text:style-name="P9"><text:span text:style-name="T15"><text:s text:c="6"/>- "8080:80"</text:span></text:p>
      <text:p text:style-name="P9"><text:span text:style-name="T15"/></text:p>
      <text:p text:style-name="P9"><text:span text:style-name="T15">On va pourvoir lancer le conteneur apache avec cette commande : docker-compose up -d</text:span></text:p>
      <text:p text:style-name="P9"><text:span text:style-name="T15">Mais cette commande ne fonctionne pas à cause du mot compose qui<text:s text:c="2"/>n'est pas connu</text:span></text:p>
      <text:p text:style-name="P9"><text:span text:style-name="T15">On va donc l'installer :</text:span></text:p>
      <text:p text:style-name="P9"><text:span text:style-name="T15">sudo curl -L "</text:span><text:a xlink:href="https://github.com/docker/compose/releases/latest/download/docker-compose-$(uname -s)-$(uname -m)"><text:span text:style-name="T16">https://github.com/docker/compose/releases/latest/download/docker-compose-$(uname -s)-$(uname -m)</text:span></text:a><text:span text:style-name="T17">" -o /usr/local/bin/docker-compose</text:span></text:p>
      <text:p text:style-name="P9"><text:span text:style-name="T17"/></text:p>
      <text:p text:style-name="P9"><text:span text:style-name="T17">sudo chmod +x /usr/local/bin/docker-compose </text:span></text:p>
      <text:p text:style-name="P9"><text:span text:style-name="T17">On vérifie si on a bien installé compose : docker-compose --version</text:span></text:p>
      <text:p text:style-name="P9"><text:span text:style-name="T17"/></text:p>
      <text:p text:style-name="P10"><draw:frame text:anchor-type="as-char" svg:width="152.40mm" svg:height="112.98mm" style:rel-width="scale" style:rel-height="scale"><draw:object-ole xlink:href="OleObj8"/><draw:image xlink:href="ObjectReplacements/OleObj8"/></draw:frame><text:span text:style-name="T17"/></text:p>
      <text:p text:style-name="P11"><text:span text:style-name="T17">Fin de l'installation de compose et démarrage de Docker </text:span></text:p>
      <text:p text:style-name="P11"><text:span text:style-name="T17"/></text:p>
      <text:p text:style-name="P11"><text:span text:style-name="T17">11. </text:span></text:p>
      <text:p text:style-name="P11"><text:span text:style-name="T17"/></text:p>
      <text:p text:style-name="P11"><text:span text:style-name="T17">On va pouvoir utiliser les commandes </text:span></text:p>
      <text:p text:style-name="P11"><text:span text:style-name="T17">curl localhost:80 </text:span></text:p>
      <text:p text:style-name="P12"><draw:frame text:anchor-type="as-char" svg:width="152.40mm" svg:height="114.04mm" style:rel-width="scale" style:rel-height="scale"><draw:object-ole xlink:href="OleObj9"/><draw:image xlink:href="ObjectReplacements/OleObj9"/></draw:frame><text:span text:style-name="T17"/></text:p>
      <text:p text:style-name="P12"><text:span text:style-name="T17"/></text:p>
      <text:p text:style-name="P13"><text:span text:style-name="T17"/></text:p>
      <text:p text:style-name="P13"><text:span text:style-name="T17">et</text:span></text:p>
      <text:p text:style-name="P13"><text:span text:style-name="T17">curl localhost:8080</text:span></text:p>
      <text:p text:style-name="P13"><text:span text:style-name="T17"/></text:p>
      <text:p text:style-name="P14"><draw:frame text:anchor-type="as-char" svg:width="152.40mm" svg:height="116.15mm" style:rel-width="scale" style:rel-height="scale"><draw:object-ole xlink:href="OleObj10"/><draw:image xlink:href="ObjectReplacements/OleObj10"/></draw:frame><text:span text:style-name="T17"/></text:p>
      <text:p text:style-name="P15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